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32E545CB9C2DC5E4E12.png" manifest:media-type="image/png"/>
  <manifest:file-entry manifest:full-path="Pictures/10000001000002900000006CDC3B25F157E513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2" text:anchor-type="char" svg:x="0cm" svg:y="0.318cm" svg:width="17cm" svg:height="2.798cm" draw:z-index="1"><draw:image xlink:href="Pictures/10000001000002900000006CDC3B25F157E513C9.png" xlink:type="simple" xlink:show="embed" xlink:actuate="onLoad" draw:mime-type="image/png"/></draw:frame></text:p>
      <text:p text:style-name="Standard"><draw:frame draw:style-name="fr2" draw:name="Immagine1" text:anchor-type="char" svg:width="16.986cm" svg:height="21.537cm" draw:z-index="0"><draw:image xlink:href="Pictures/10000001000002820000032E545CB9C2DC5E4E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2:35:55.293727015</meta:creation-date>
    <dc:date>2023-09-07T12:39:29.375520143</dc:date>
    <meta:editing-duration>PT3M3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